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61bc4" officeooo:paragraph-rsid="00161bc4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1346a0" officeooo:paragraph-rsid="001346a0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146f3c" officeooo:paragraph-rsid="00146f3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161bc4" officeooo:paragraph-rsid="00146f3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720c8" officeooo:paragraph-rsid="001720c8" style:font-size-asian="10.5pt" style:font-weight-asian="normal" style:font-size-complex="12pt" style:font-weight-complex="normal"/>
    </style:style>
    <style:style style:name="P8" style:family="paragraph" style:parent-style-name="Standard" style:master-page-name="Standard">
      <style:paragraph-properties style:page-number="auto"/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none" fo:font-weight="normal" officeooo:rsid="001720c8" officeooo:paragraph-rsid="00161bc4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720c8" officeooo:paragraph-rsid="001720c8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3c3c3c" fo:font-size="12pt" fo:letter-spacing="normal" style:text-underline-style="solid" style:text-underline-width="auto" style:text-underline-color="font-color" fo:font-weight="normal" officeooo:rsid="0019d2da" officeooo:paragraph-rsid="0019d2da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35a8"/>
    </style:style>
    <style:style style:name="T3" style:family="text">
      <style:text-properties officeooo:rsid="0019d2da"/>
    </style:style>
    <style:style style:name="T4" style:family="text">
      <style:text-properties style:font-name="arial" fo:font-size="10.5pt" fo:font-style="normal" style:text-underline-style="none"/>
    </style:style>
    <style:style style:name="T5" style:family="text">
      <style:text-properties fo:font-style="normal"/>
    </style:style>
    <style:style style:name="T6" style:family="text">
      <style:text-properties fo:font-variant="normal" fo:text-transform="none" fo:color="#3c3c3c" style:font-name="Calibri" fo:letter-spacing="normal" fo:language="en" fo:country="US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7" style:family="text">
      <style:text-properties fo:font-variant="normal" fo:text-transform="none" fo:color="#3c3c3c" style:font-name="Calibri" fo:letter-spacing="normal" fo:language="en" fo:country="US" officeooo:rsid="0019d2da" style:letter-kerning="true" style:font-name-asian="宋体" style:language-asian="zh" style:country-asian="CN" style:font-name-complex="Times New Roman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of</text:p>
      <text:p text:style-name="P1"/>
      <text:p text:style-name="P2">Lecture 1 – Number Systems and Proof Techniques</text:p>
      <text:p text:style-name="P4">Any natural number can be obtained by adding 1 from 0</text:p>
      <text:p text:style-name="P5">0 is a natural number, <text:span text:style-name="T3">and an integer</text:span></text:p>
      <text:p text:style-name="P6">Rational numbers can be written as fraction (denominator not 0)</text:p>
      <text:p text:style-name="P3"><text:span text:style-name="T1">Real numbers are distances to points on a number line</text:span><text:span text:style-name="T2"> (decimals)</text:span></text:p>
      <text:p text:style-name="P9">Proof is a carefully reasoned argument to convince sceptical listener</text:p>
      <text:p text:style-name="P7">Discovery and proof required to solve problems</text:p>
      <text:p text:style-name="P7"/>
      <text:p text:style-name="P2">Lecture 2 – Properties of Odd and Even Numbers</text:p>
      <text:p text:style-name="P12"><text:span text:style-name="T1">↔ - if and only if</text:span></text:p>
      <text:p text:style-name="P13">∃<text:span text:style-name="T5"> - existential quantifier</text:span></text:p>
      <text:p text:style-name="P13"><text:span text:style-name="T5"/></text:p>
      <text:p text:style-name="P2"><text:span text:style-name="T7">Le</text:span>cture 3 – Proving Existential Statements</text:p>
      <text:p text:style-name="P2">Lecture 4 – Proving Universal Statements</text:p>
      <text:p text:style-name="P2">Lecture 5 – Generalising from the Generic Particular</text:p>
      <text:p text:style-name="P2">Lecture 6 – More Examples of Direct Proof</text:p>
      <text:p text:style-name="P2">Lecture 7 – Proof by Cases</text:p>
      <text:p text:style-name="P2">Lecture 8 – Indirect Proofs</text:p>
      <text:p text:style-name="P2">Lecture 9 – Two Classic Results</text:p>
      <text:p text:style-name="P2">Lecture 10 – Indirect Proof of an Existential Statement</text:p>
      <text:p text:style-name="P2">Lecture 11 – Mathematical Induction</text:p>
      <text:p text:style-name="P2">Lecture 12 – Proving Properties of Programs</text:p>
      <text:p text:style-name="P2">Lecture 13 – Strong Induction</text:p>
      <text:p text:style-name="P2">Lecture 14 – Common Mistakes</text:p>
      <text:p text:style-name="P2"/>
      <text:p text:style-name="P1">Sets</text:p>
      <text:p text:style-name="P2">Lecture 1 – (Naive) Set Theory</text:p>
      <text:p text:style-name="P2">Lecture 2 – Subsets and Set Equality</text:p>
      <text:p text:style-name="P2">Lecture 3 – Additional Examples</text:p>
      <text:p text:style-name="P2">Lecture 4 – Set Operations</text:p>
      <text:p text:style-name="P2">Lecture 5 – Proving Identities</text:p>
      <text:p text:style-name="P2">Lecture 6 – The Algebra of Sets</text:p>
      <text:p text:style-name="P2">Lecture 7 – Cardinality of Sets</text:p>
      <text:p text:style-name="P2">Lecture 8 – Russel’s Parado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09T13:15:44.811479009</dc:date>
    <meta:editing-cycles>11</meta:editing-cycles>
    <meta:editing-duration>P1DT11H55M19S</meta:editing-duration>
    <meta:generator>LibreOffice/6.1.5.2$Linux_X86_64 LibreOffice_project/10$Build-2</meta:generator>
    <meta:document-statistic meta:table-count="0" meta:image-count="0" meta:object-count="0" meta:page-count="1" meta:paragraph-count="32" meta:word-count="186" meta:character-count="1170" meta:non-whitespace-character-count="994"/>
  </office:meta>
</office:document-meta>
</file>